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80000020851EA041BE8EBC785.tif" manifest:media-type="image/tiff"/>
  <manifest:file-entry manifest:full-path="Pictures/10000000000002B8000002089530CD8E85B9B4BB.tif" manifest:media-type="image/tiff"/>
  <manifest:file-entry manifest:full-path="Pictures/1000000000000100000001000D2F6DC543F83C3C.png" manifest:media-type="image/png"/>
  <manifest:file-entry manifest:full-path="Pictures/1000000000000100000001008BF18C6695460D38.png" manifest:media-type="image/png"/>
  <manifest:file-entry manifest:full-path="Pictures/10000000000002B800000208A6B2C650ACDC8C32.tif" manifest:media-type="image/tiff"/>
  <manifest:file-entry manifest:full-path="Pictures/100000000000010000000100B116F24B6EAA78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34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svg:stroke-color="#8d827a" draw:fill="none" draw:fill-color="#ffffff" draw:textarea-horizontal-align="justify" draw:textarea-vertical-align="middle" draw:auto-grow-height="false" fo:min-height="5.35cm" fo:min-width="11.5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cm" svg:height="4.48cm" svg:x="2.62cm" svg:y="2.32cm">
          <draw:image xlink:href="Pictures/10000000000002B800000208A6B2C650ACDC8C32.tif" xlink:type="simple" xlink:show="embed" xlink:actuate="onLoad" loext:mime-type="image/tiff">
            <text:p/>
          </draw:image>
        </draw:frame>
        <draw:frame draw:style-name="gr1" draw:text-style-name="P1" draw:layer="layout" svg:width="4.48cm" svg:height="4.48cm" svg:x="9.04cm" svg:y="2.32cm">
          <draw:image xlink:href="Pictures/100000000000010000000100B116F24B6EAA785A.png" xlink:type="simple" xlink:show="embed" xlink:actuate="onLoad" loext:mime-type="image/png">
            <text:p/>
          </draw:image>
        </draw:frame>
        <draw:frame draw:style-name="gr2" draw:text-style-name="P3" draw:layer="layout" svg:width="1.3cm" svg:height="1.184cm" svg:x="1.82cm" svg:y="1.536cm">
          <draw:text-box>
            <text:p text:style-name="P2">(a)</text:p>
          </draw:text-box>
        </draw:frame>
        <draw:g>
          <draw:frame draw:style-name="gr1" draw:text-style-name="P1" draw:layer="layout" svg:width="6cm" svg:height="4.48cm" svg:x="14.72cm" svg:y="2.42cm">
            <draw:image xlink:href="Pictures/10000000000002B8000002089530CD8E85B9B4BB.tif" xlink:type="simple" xlink:show="embed" xlink:actuate="onLoad" loext:mime-type="image/tiff">
              <text:p/>
            </draw:image>
          </draw:frame>
          <draw:frame draw:style-name="gr1" draw:text-style-name="P1" draw:layer="layout" svg:width="4.48cm" svg:height="4.48cm" svg:x="21.14cm" svg:y="2.42cm">
            <draw:image xlink:href="Pictures/1000000000000100000001008BF18C6695460D38.png" xlink:type="simple" xlink:show="embed" xlink:actuate="onLoad" loext:mime-type="image/png">
              <text:p/>
            </draw:image>
          </draw:frame>
          <draw:frame draw:style-name="gr2" draw:text-style-name="P3" draw:layer="layout" svg:width="1.3cm" svg:height="1.184cm" svg:x="13.92cm" svg:y="1.536cm">
            <draw:text-box>
              <text:p text:style-name="P2">(b)</text:p>
            </draw:text-box>
          </draw:frame>
        </draw:g>
        <draw:g>
          <draw:frame draw:style-name="gr1" draw:text-style-name="P1" draw:layer="layout" svg:width="6cm" svg:height="4.48cm" svg:x="8.72cm" svg:y="8.02cm">
            <draw:image xlink:href="Pictures/10000000000002B80000020851EA041BE8EBC785.tif" xlink:type="simple" xlink:show="embed" xlink:actuate="onLoad" loext:mime-type="image/tiff">
              <text:p/>
            </draw:image>
          </draw:frame>
          <draw:frame draw:style-name="gr1" draw:text-style-name="P1" draw:layer="layout" svg:width="4.48cm" svg:height="4.48cm" svg:x="15.04cm" svg:y="8.02cm">
            <draw:image xlink:href="Pictures/1000000000000100000001000D2F6DC543F83C3C.png" xlink:type="simple" xlink:show="embed" xlink:actuate="onLoad" loext:mime-type="image/png">
              <text:p/>
            </draw:image>
          </draw:frame>
          <draw:frame draw:style-name="gr3" draw:text-style-name="P3" draw:layer="layout" svg:width="1.3cm" svg:height="1.3cm" svg:x="7.82cm" svg:y="7.2cm">
            <draw:text-box>
              <text:p text:style-name="P2">(c)</text:p>
            </draw:text-box>
          </draw:frame>
        </draw:g>
        <draw:custom-shape draw:style-name="gr4" draw:text-style-name="P3" draw:layer="layout" svg:width="12cm" svg:height="5.6cm" svg:x="2.0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cm" svg:height="5.6cm" svg:x="14.1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cm" svg:height="5.6cm" svg:x="8.02cm" svg:y="7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17:59.285985528</meta:creation-date>
    <dc:date>2019-05-23T17:24:17.142753832</dc:date>
    <meta:editing-duration>PT7H5M11S</meta:editing-duration>
    <meta:editing-cycles>4</meta:editing-cycles>
    <meta:generator>LibreOffice/6.2.3.2$Linux_X86_64 LibreOffice_project/aecc05fe267cc68dde00352a451aa867b3b546ac</meta:generator>
    <meta:document-statistic meta:object-count="14"/>
  </office:meta>
</office:document-meta>
</file>